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6.415cm"/>
    </style:style>
    <style:style style:name="co4" style:family="table-column">
      <style:table-column-properties fo:break-before="auto" style:column-width="2.584cm"/>
    </style:style>
    <style:style style:name="co5" style:family="table-column">
      <style:table-column-properties fo:break-before="auto" style:column-width="1.753cm"/>
    </style:style>
    <style:style style:name="co6" style:family="table-column">
      <style:table-column-properties fo:break-before="auto" style:column-width="3.612cm"/>
    </style:style>
    <style:style style:name="co7" style:family="table-column">
      <style:table-column-properties fo:break-before="auto" style:column-width="7.99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2.612cm"/>
    </style:style>
    <style:style style:name="co10" style:family="table-column">
      <style:table-column-properties fo:break-before="auto" style:column-width="2.168cm"/>
    </style:style>
    <style:style style:name="co11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3.884cm"/>
    </style:style>
    <style:style style:name="co13" style:family="table-column">
      <style:table-column-properties fo:break-before="auto" style:column-width="5.4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13cm" fo:break-before="auto" style:use-optimal-row-height="true"/>
    </style:style>
    <style:style style:name="ro4" style:family="table-row">
      <style:table-row-properties style:row-height="1.198cm" fo:break-before="auto" style:use-optimal-row-height="true"/>
    </style:style>
    <style:style style:name="ro5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ext-properties fo:color="#ff3333"/>
    </style:style>
  </office:automatic-styles>
  <office:body>
    <office:spreadsheet>
      <table:table table:name="KW et Pages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>
            <text:p>Keyword</text:p>
          </table:table-cell>
          <table:table-cell office:value-type="string">
            <text:p>Page</text:p>
          </table:table-cell>
          <table:table-cell office:value-type="string">
            <text:p>Contenu</text:p>
          </table:table-cell>
          <table:table-cell office:value-type="string">
            <text:p>Remarque</text:p>
          </table:table-cell>
        </table:table-row>
        <table:table-row table:style-name="ro2">
          <table:table-cell office:value-type="string">
            <text:p>santé chien</text:p>
          </table:table-cell>
          <table:table-cell table:number-columns-repeated="3"/>
        </table:table-row>
        <table:table-row table:style-name="ro2">
          <table:table-cell office:value-type="string">
            <text:p>mutuelle chien</text:p>
          </table:table-cell>
          <table:table-cell table:number-columns-repeated="3"/>
        </table:table-row>
        <table:table-row table:style-name="ro2">
          <table:table-cell office:value-type="string">
            <text:p>assurance chien</text:p>
          </table:table-cell>
          <table:table-cell table:number-columns-repeated="3"/>
        </table:table-row>
        <table:table-row table:style-name="ro2">
          <table:table-cell office:value-type="string">
            <text:p>bien être chien</text:p>
          </table:table-cell>
          <table:table-cell table:number-columns-repeated="3"/>
        </table:table-row>
        <table:table-row table:style-name="ro2">
          <table:table-cell office:value-type="string">
            <text:p>soigner chien</text:p>
          </table:table-cell>
          <table:table-cell table:number-columns-repeated="3"/>
        </table:table-row>
        <table:table-row table:style-name="ro2">
          <table:table-cell office:value-type="string">
            <text:p>assurer son chien</text:p>
          </table:table-cell>
          <table:table-cell table:number-columns-repeated="3"/>
        </table:table-row>
      </table:table>
      <table:table table:name="Feuille1" table:style-name="ta1" table:print="false">
        <office:forms form:automatic-focus="false" form:apply-design-mode="false"/>
        <table:table-column table:style-name="co2" table:visibility="collapse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3">
          <table:table-cell table:style-name="ce1" office:value-type="string">
            <text:p>Ad Group</text:p>
          </table:table-cell>
          <table:table-cell table:style-name="ce1" office:value-type="string">
            <text:p>Keyword</text:p>
          </table:table-cell>
          <table:table-cell table:style-name="ce1" office:value-type="string">
            <text:p>Keyword Type</text:p>
          </table:table-cell>
          <table:table-cell table:style-name="ce1" office:value-type="string">
            <text:p>Currency</text:p>
          </table:table-cell>
          <table:table-cell table:style-name="ce1" office:value-type="string">
            <text:p>Segmentation</text:p>
          </table:table-cell>
          <table:table-cell table:style-name="ce1" office:value-type="string">
            <text:p>Avg. Monthly Searches (exact match only)</text:p>
          </table:table-cell>
          <table:table-cell table:style-name="ce1" office:value-type="string">
            <text:p>Competition</text:p>
          </table:table-cell>
          <table:table-cell table:style-name="ce1" office:value-type="string">
            <text:p>Suggested bid</text:p>
          </table:table-cell>
          <table:table-cell table:style-name="ce1" office:value-type="string">
            <text:p>Impr. Share</text:p>
          </table:table-cell>
          <table:table-cell table:style-name="ce1"/>
          <table:table-cell table:style-name="ce1" office:value-type="string">
            <text:p>mot clé choisi</text:p>
          </table:table-cell>
          <table:table-cell table:style-name="ce1" office:value-type="string">
            <text:p>type de page</text:p>
          </table:table-cell>
          <table:table-cell table:style-name="ce1" office:value-type="string">
            <text:p>url page</text:p>
          </table:table-cell>
          <table:table-cell table:style-name="ce1" office:value-type="string">
            <text:p>Liens</text:p>
          </table:table-cell>
          <table:table-cell table:style-name="ce1" office:value-type="string">
            <text:p>article satellite</text:p>
          </table:table-cell>
          <table:table-cell table:style-name="ce1" table:number-columns-repeated="1007"/>
        </table:table-row>
        <table:table-row table:style-name="ro3">
          <table:table-cell office:value-type="string">
            <text:p>Animalerie</text:p>
          </table:table-cell>
          <table:table-cell office:value-type="string">
            <text:p>animaler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2200">
            <text:p>22200</text:p>
          </table:table-cell>
          <table:table-cell office:value-type="float" office:value="0.61">
            <text:p>0,61</text:p>
          </table:table-cell>
          <table:table-cell office:value-type="float" office:value="0.27">
            <text:p>0,2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peti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800">
            <text:p>14800</text:p>
          </table:table-cell>
          <table:table-cell office:value-type="float" office:value="0.04">
            <text:p>0,04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ot</text:p>
          </table:table-cell>
          <table:table-cell office:value-type="string">
            <text:p>chiot a donn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2100">
            <text:p>12100</text:p>
          </table:table-cell>
          <table:table-cell office:value-type="float" office:value="0.48">
            <text:p>0,48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e Chien</text:p>
          </table:table-cell>
          <table:table-cell table:style-name="ce3" office:value-type="string">
            <text:p>jeux de chien</text:p>
          </table:table-cell>
          <table:table-cell table:style-name="ce3" office:value-type="string">
            <text:p>Broad</text:p>
          </table:table-cell>
          <table:table-cell table:style-name="ce3" office:value-type="string">
            <text:p>EUR</text:p>
          </table:table-cell>
          <table:table-cell table:style-name="ce3"/>
          <table:table-cell table:style-name="ce3" office:value-type="float" office:value="9900">
            <text:p>9900</text:p>
          </table:table-cell>
          <table:table-cell table:style-name="ce3" office:value-type="float" office:value="0.11">
            <text:p>0,11</text:p>
          </table:table-cell>
          <table:table-cell table:style-name="ce3" office:value-type="float" office:value="0.54">
            <text:p>0,54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office:value-type="string">
            <text:p>article blog</text:p>
          </table:table-cell>
          <table:table-cell table:number-columns-repeated="1010"/>
        </table:table-row>
        <table:table-row table:style-name="ro3">
          <table:table-cell office:value-type="string">
            <text:p>Animalerie</text:p>
          </table:table-cell>
          <table:table-cell office:value-type="string">
            <text:p>animalerie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900">
            <text:p>9900</text:p>
          </table:table-cell>
          <table:table-cell office:value-type="float" office:value="0.82">
            <text:p>0,82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6600">
            <text:p>6600</text:p>
          </table:table-cell>
          <table:table-cell office:value-type="float" office:value="0.92">
            <text:p>0,92</text:p>
          </table:table-cell>
          <table:table-cell office:value-type="float" office:value="6.84">
            <text:p>6,8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toilettag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400">
            <text:p>5400</text:p>
          </table:table-cell>
          <table:table-cell office:value-type="float" office:value="0.28">
            <text:p>0,28</text:p>
          </table:table-cell>
          <table:table-cell office:value-type="float" office:value="0.93">
            <text:p>0,9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adopte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400">
            <text:p>5400</text:p>
          </table:table-cell>
          <table:table-cell office:value-type="float" office:value="0.37">
            <text:p>0,37</text:p>
          </table:table-cell>
          <table:table-cell office:value-type="float" office:value="0.87">
            <text:p>0,8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harnai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s Chiens</text:p>
          </table:table-cell>
          <table:table-cell office:value-type="string">
            <text:p>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08">
            <text:p>0,08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ot</text:p>
          </table:table-cell>
          <table:table-cell office:value-type="string">
            <text:p>chiot a vend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32">
            <text:p>0,32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87">
            <text:p>0,87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Animaux</text:p>
          </table:table-cell>
          <table:table-cell office:value-type="string">
            <text:p>assuranc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93">
            <text:p>0,93</text:p>
          </table:table-cell>
          <table:table-cell office:value-type="float" office:value="7.55">
            <text:p>7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croquet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95">
            <text:p>0,95</text:p>
          </table:table-cell>
          <table:table-cell office:value-type="float" office:value="1.39">
            <text:p>1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cheni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harnai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pour chien et cha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26">
            <text:p>0,26</text:p>
          </table:table-cell>
          <table:table-cell office:value-type="float" office:value="0.11">
            <text:p>0,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hien a adopt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46">
            <text:p>0,46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roquett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91">
            <text:p>0,91</text:p>
          </table:table-cell>
          <table:table-cell office:value-type="float" office:value="1.68">
            <text:p>1,6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mutuel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92">
            <text:p>0,92</text:p>
          </table:table-cell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roquett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93">
            <text:p>0,93</text:p>
          </table:table-cell>
          <table:table-cell office:value-type="float" office:value="1.88">
            <text:p>1,8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tondeus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ca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1">
            <text:p>1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e Chien</text:p>
          </table:table-cell>
          <table:table-cell office:value-type="string">
            <text:p>jeu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0.09">
            <text:p>0,09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e Chien</text:p>
          </table:table-cell>
          <table:table-cell office:value-type="string">
            <text:p>eleveur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0.42">
            <text:p>0,42</text:p>
          </table:table-cell>
          <table:table-cell office:value-type="float" office:value="1.25">
            <text:p>1,2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mutu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0.93">
            <text:p>0,93</text:p>
          </table:table-cell>
          <table:table-cell office:value-type="float" office:value="6.84">
            <text:p>6,8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cloture electriqu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coussi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out Chien</text:p>
          </table:table-cell>
          <table:table-cell office:value-type="string">
            <text:p>toutes les races d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09">
            <text:p>0,09</text:p>
          </table:table-cell>
          <table:table-cell office:value-type="float" office:value="0.69">
            <text:p>0,6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toiletta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2">
            <text:p>0,2</text:p>
          </table:table-cell>
          <table:table-cell office:value-type="float" office:value="0.61">
            <text:p>0,6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joue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91">
            <text:p>0,9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anc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92">
            <text:p>0,92</text:p>
          </table:table-cell>
          <table:table-cell office:value-type="float" office:value="6.87">
            <text:p>6,8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93">
            <text:p>0,93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croquett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96">
            <text:p>0,96</text:p>
          </table:table-cell>
          <table:table-cell office:value-type="float" office:value="1.58">
            <text:p>1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e Chien</text:p>
          </table:table-cell>
          <table:table-cell office:value-type="string">
            <text:p>cage de transpor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1">
            <text:p>1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toiletteu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12">
            <text:p>0,12</text:p>
          </table:table-cell>
          <table:table-cell office:value-type="float" office:value="1.11">
            <text:p>1,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petit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18">
            <text:p>0,18</text:p>
          </table:table-cell>
          <table:table-cell office:value-type="float" office:value="1.12">
            <text:p>1,1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achete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4">
            <text:p>0,4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e Chien</text:p>
          </table:table-cell>
          <table:table-cell office:value-type="string">
            <text:p>elevag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43">
            <text:p>0,43</text:p>
          </table:table-cell>
          <table:table-cell office:value-type="float" office:value="1.22">
            <text:p>1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hiens a donn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52">
            <text:p>0,52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87">
            <text:p>0,87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li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98">
            <text:p>0,98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enclo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age transpor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out Chien</text:p>
          </table:table-cell>
          <table:table-cell office:value-type="string">
            <text:p>toute les rac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300">
            <text:p>1300</text:p>
          </table:table-cell>
          <table:table-cell office:value-type="float" office:value="0.09">
            <text:p>0,09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lerie</text:p>
          </table:table-cell>
          <table:table-cell office:value-type="string">
            <text:p>animalerie bou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300">
            <text:p>1300</text:p>
          </table:table-cell>
          <table:table-cell office:value-type="float" office:value="0.35">
            <text:p>0,35</text:p>
          </table:table-cell>
          <table:table-cell office:value-type="float" office:value="0.07">
            <text:p>0,0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magasin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300">
            <text:p>1300</text:p>
          </table:table-cell>
          <table:table-cell office:value-type="float" office:value="0.48">
            <text:p>0,48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300">
            <text:p>1300</text:p>
          </table:table-cell>
          <table:table-cell office:value-type="float" office:value="0.9">
            <text:p>0,9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omportement Chien</text:p>
          </table:table-cell>
          <table:table-cell office:value-type="string">
            <text:p>comportement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0.16">
            <text:p>0,16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e Chien</text:p>
          </table:table-cell>
          <table:table-cell office:value-type="string">
            <text:p>vent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0.31">
            <text:p>0,31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Vetement Chien</text:p>
          </table:table-cell>
          <table:table-cell office:value-type="string">
            <text:p>vetemen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0.94">
            <text:p>0,94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couch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canapé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parc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pousset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0.86">
            <text:p>0,86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nourritu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0.92">
            <text:p>0,92</text:p>
          </table:table-cell>
          <table:table-cell office:value-type="float" office:value="1.47">
            <text:p>1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ats</text:p>
          </table:table-cell>
          <table:table-cell office:value-type="string">
            <text:p>accessoire pour cha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0.92">
            <text:p>0,92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lon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0.99">
            <text:p>0,99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barrie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1">
            <text:p>1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Animaux</text:p>
          </table:table-cell>
          <table:table-cell office:value-type="string">
            <text:p>accessoir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20">
            <text:p>720</text:p>
          </table:table-cell>
          <table:table-cell office:value-type="float" office:value="0.74">
            <text:p>0,74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Animaux</text:p>
          </table:table-cell>
          <table:table-cell office:value-type="string">
            <text:p>accessoir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20">
            <text:p>720</text:p>
          </table:table-cell>
          <table:table-cell office:value-type="float" office:value="0.84">
            <text:p>0,84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pisci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20">
            <text:p>720</text:p>
          </table:table-cell>
          <table:table-cell office:value-type="float" office:value="0.87">
            <text:p>0,87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e Chien</text:p>
          </table:table-cell>
          <table:table-cell office:value-type="string">
            <text:p>caisse de transpor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20">
            <text:p>720</text:p>
          </table:table-cell>
          <table:table-cell office:value-type="float" office:value="1">
            <text:p>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Animaux</text:p>
          </table:table-cell>
          <table:table-cell office:value-type="string">
            <text:p>magasin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0.68">
            <text:p>0,68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s Pour Chiens</text:p>
          </table:table-cell>
          <table:table-cell office:value-type="string">
            <text:p>boutiqu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0.86">
            <text:p>0,8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vermifu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médai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parfum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omportement Chien</text:p>
          </table:table-cell>
          <table:table-cell office:value-type="string">
            <text:p>comportemen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16">
            <text:p>0,16</text:p>
          </table:table-cell>
          <table:table-cell office:value-type="float" office:value="1.28">
            <text:p>1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ostéopathe animali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52">
            <text:p>0,52</text:p>
          </table:table-cell>
          <table:table-cell office:value-type="float" office:value="1.46">
            <text:p>1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e équin</text:p>
          </table:table-cell>
          <table:table-cell office:value-type="string">
            <text:p>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62">
            <text:p>0,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boutiqu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77">
            <text:p>0,77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 Chien</text:p>
          </table:table-cell>
          <table:table-cell office:value-type="string">
            <text:p>boutiqu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84">
            <text:p>0,84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shampoing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95">
            <text:p>0,95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ats</text:p>
          </table:table-cell>
          <table:table-cell office:value-type="string">
            <text:p>accessoires pour cha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95">
            <text:p>0,95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 Psoriasis</text:p>
          </table:table-cell>
          <table:table-cell office:value-type="string">
            <text:p>soigne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62">
            <text:p>0,62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 Psoriasis</text:p>
          </table:table-cell>
          <table:table-cell office:value-type="string">
            <text:p>comment soigne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7">
            <text:p>0,7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hote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76">
            <text:p>0,76</text:p>
          </table:table-cell>
          <table:table-cell office:value-type="float" office:value="0.91">
            <text:p>0,9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Chien</text:p>
          </table:table-cell>
          <table:table-cell office:value-type="string">
            <text:p>magasi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79">
            <text:p>0,79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alimentatio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92">
            <text:p>0,92</text:p>
          </table:table-cell>
          <table:table-cell office:value-type="float" office:value="1.51">
            <text:p>1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maiso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94">
            <text:p>0,94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jouet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96">
            <text:p>0,96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ronflement trait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0.87">
            <text:p>0,8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dentifric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fauteui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e Pour</text:p>
          </table:table-cell>
          <table:table-cell office:value-type="string">
            <text:p>ostéopath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55">
            <text:p>0,55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oires</text:p>
          </table:table-cell>
          <table:table-cell office:value-type="string">
            <text:p>acce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77">
            <text:p>0,77</text:p>
          </table:table-cell>
          <table:table-cell office:value-type="float" office:value="0.31">
            <text:p>0,3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ite Chien</text:p>
          </table:table-cell>
          <table:table-cell office:value-type="string">
            <text:p>si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82">
            <text:p>0,82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Vétérinaire</text:p>
          </table:table-cell>
          <table:table-cell office:value-type="string">
            <text:p>produits vétérinair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3">
            <text:p>0,93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harne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3">
            <text:p>0,93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 Pas</text:p>
          </table:table-cell>
          <table:table-cell office:value-type="string">
            <text:p>accessoire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4">
            <text:p>0,94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Animaux</text:p>
          </table:table-cell>
          <table:table-cell office:value-type="string">
            <text:p>assuranc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6">
            <text:p>0,96</text:p>
          </table:table-cell>
          <table:table-cell office:value-type="float" office:value="6.94">
            <text:p>6,9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6">
            <text:p>0,96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anti ronflement effica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float" office:value="1.06">
            <text:p>1,0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bandana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e Chien</text:p>
          </table:table-cell>
          <table:table-cell office:value-type="string">
            <text:p>jeux de coiffu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07">
            <text:p>0,07</text:p>
          </table:table-cell>
          <table:table-cell office:value-type="float" office:value="1.33">
            <text:p>1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Vétérinaire</text:p>
          </table:table-cell>
          <table:table-cell office:value-type="string">
            <text:p>vétérinaire ostéopath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13">
            <text:p>0,13</text:p>
          </table:table-cell>
          <table:table-cell office:value-type="float" office:value="1.36">
            <text:p>1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tress</text:p>
          </table:table-cell>
          <table:table-cell office:value-type="string">
            <text:p>contre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33">
            <text:p>0,33</text:p>
          </table:table-cell>
          <table:table-cell office:value-type="float" office:value="1.14">
            <text:p>1,1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spa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52">
            <text:p>0,52</text:p>
          </table:table-cell>
          <table:table-cell office:value-type="float" office:value="0.99">
            <text:p>0,9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2" office:value-type="string">
            <text:p>Canin</text:p>
          </table:table-cell>
          <table:table-cell table:style-name="ce2" office:value-type="string">
            <text:p>ostéopathe canin</text:p>
          </table:table-cell>
          <table:table-cell table:style-name="ce2" office:value-type="string">
            <text:p>Broad</text:p>
          </table:table-cell>
          <table:table-cell table:style-name="ce2" office:value-type="string">
            <text:p>EUR</text:p>
          </table:table-cell>
          <table:table-cell table:style-name="ce2"/>
          <table:table-cell table:style-name="ce2" office:value-type="float" office:value="260">
            <text:p>260</text:p>
          </table:table-cell>
          <table:table-cell table:style-name="ce2" office:value-type="float" office:value="0.53">
            <text:p>0,53</text:p>
          </table:table-cell>
          <table:table-cell table:style-name="ce2" office:value-type="float" office:value="1.63">
            <text:p>1,63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article</text:p>
          </table:table-cell>
          <table:table-cell table:style-name="ce2" office:value-type="string">
            <text:p>5 conseils pour bien choisir son ostheopathe canin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007"/>
        </table:table-row>
        <table:table-row table:style-name="ro3">
          <table:table-cell office:value-type="string">
            <text:p>Les Acouphènes</text:p>
          </table:table-cell>
          <table:table-cell office:value-type="string">
            <text:p>comment soign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6">
            <text:p>0,6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86">
            <text:p>0,86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Vétérinaire</text:p>
          </table:table-cell>
          <table:table-cell office:value-type="string">
            <text:p>produits veterina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89">
            <text:p>0,89</text:p>
          </table:table-cell>
          <table:table-cell office:value-type="float" office:value="0.72">
            <text:p>0,7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ats</text:p>
          </table:table-cell>
          <table:table-cell office:value-type="string">
            <text:p>accessoires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2">
            <text:p>0,92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3">
            <text:p>0,93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 Pas</text:p>
          </table:table-cell>
          <table:table-cell office:value-type="string">
            <text:p>accessoire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4">
            <text:p>0,94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Animaux</text:p>
          </table:table-cell>
          <table:table-cell office:value-type="string">
            <text:p>assuranc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5">
            <text:p>0,95</text:p>
          </table:table-cell>
          <table:table-cell office:value-type="float" office:value="7.71">
            <text:p>7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roduits Chiens</text:p>
          </table:table-cell>
          <table:table-cell office:value-type="string">
            <text:p>produi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5">
            <text:p>0,95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escalie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e Chien</text:p>
          </table:table-cell>
          <table:table-cell office:value-type="string">
            <text:p>petit chien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2">
            <text:p>0,2</text:p>
          </table:table-cell>
          <table:table-cell office:value-type="float" office:value="0.31">
            <text:p>0,3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hien voitu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33">
            <text:p>0,33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comportement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37">
            <text:p>0,37</text:p>
          </table:table-cell>
          <table:table-cell office:value-type="float" office:value="0.95">
            <text:p>0,9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soigner la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49">
            <text:p>0,49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 Psoriasis</text:p>
          </table:table-cell>
          <table:table-cell office:value-type="string">
            <text:p>soigne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51">
            <text:p>0,5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s Acouphènes</text:p>
          </table:table-cell>
          <table:table-cell office:value-type="string">
            <text:p>soign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57">
            <text:p>0,57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lerie</text:p>
          </table:table-cell>
          <table:table-cell office:value-type="string">
            <text:p>animaleri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62">
            <text:p>0,62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harpagophytum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68">
            <text:p>0,68</text:p>
          </table:table-cell>
          <table:table-cell office:value-type="float" office:value="0.37">
            <text:p>0,3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Chien</text:p>
          </table:table-cell>
          <table:table-cell office:value-type="string">
            <text:p>magasi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83">
            <text:p>0,83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icles Chiens</text:p>
          </table:table-cell>
          <table:table-cell office:value-type="string">
            <text:p>artic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86">
            <text:p>0,8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Vétérinaire</text:p>
          </table:table-cell>
          <table:table-cell office:value-type="string">
            <text:p>produits vétérinaires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">
            <text:p>0,9</text:p>
          </table:table-cell>
          <table:table-cell office:value-type="float" office:value="0.92">
            <text:p>0,9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Vetement Chien</text:p>
          </table:table-cell>
          <table:table-cell office:value-type="string">
            <text:p>vetement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2">
            <text:p>0,92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Animaux</text:p>
          </table:table-cell>
          <table:table-cell office:value-type="string">
            <text:p>comparateur assuranc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3">
            <text:p>0,93</text:p>
          </table:table-cell>
          <table:table-cell office:value-type="float" office:value="6.8">
            <text:p>6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ontre Ronflement</text:p>
          </table:table-cell>
          <table:table-cell office:value-type="string">
            <text:p>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3">
            <text:p>0,93</text:p>
          </table:table-cell>
          <table:table-cell office:value-type="float" office:value="1.07">
            <text:p>1,0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icles Chiens</text:p>
          </table:table-cell>
          <table:table-cell office:value-type="string">
            <text:p>articl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3">
            <text:p>0,93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anc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4">
            <text:p>0,9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ballo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4">
            <text:p>0,94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dom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9">
            <text:p>0,99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asquett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9">
            <text:p>0,99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e Pour</text:p>
          </table:table-cell>
          <table:table-cell office:value-type="string">
            <text:p>ostéopath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56">
            <text:p>0,56</text:p>
          </table:table-cell>
          <table:table-cell office:value-type="float" office:value="1.38">
            <text:p>1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ie</text:p>
          </table:table-cell>
          <table:table-cell office:value-type="string">
            <text:p>ostéopathie équ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soigner les cramp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69">
            <text:p>0,69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Chien</text:p>
          </table:table-cell>
          <table:table-cell office:value-type="string">
            <text:p>magasin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83">
            <text:p>0,83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oires</text:p>
          </table:table-cell>
          <table:table-cell office:value-type="string">
            <text:p>acceso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89">
            <text:p>0,89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out Chien</text:p>
          </table:table-cell>
          <table:table-cell office:value-type="string">
            <text:p>tout pour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">
            <text:p>0,9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chai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2">
            <text:p>0,92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jouet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4">
            <text:p>0,94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e équin</text:p>
          </table:table-cell>
          <table:table-cell office:value-type="string">
            <text:p>formation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6">
            <text:p>0,96</text:p>
          </table:table-cell>
          <table:table-cell office:value-type="float" office:value="1.9">
            <text:p>1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toilet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6">
            <text:p>0,96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 Pas</text:p>
          </table:table-cell>
          <table:table-cell office:value-type="string">
            <text:p>accessoires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lunet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 Massage</text:p>
          </table:table-cell>
          <table:table-cell office:value-type="string">
            <text:p>massag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1">
            <text:p>0,1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massag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2" office:value-type="string">
            <text:p>Chien Massage</text:p>
          </table:table-cell>
          <table:table-cell table:style-name="ce2" office:value-type="string">
            <text:p>massage pour chien</text:p>
          </table:table-cell>
          <table:table-cell table:style-name="ce2" office:value-type="string">
            <text:p>Broad</text:p>
          </table:table-cell>
          <table:table-cell table:style-name="ce2" office:value-type="string">
            <text:p>EUR</text:p>
          </table:table-cell>
          <table:table-cell table:style-name="ce2"/>
          <table:table-cell table:style-name="ce2" office:value-type="float" office:value="140">
            <text:p>140</text:p>
          </table:table-cell>
          <table:table-cell table:style-name="ce2" office:value-type="float" office:value="0.2">
            <text:p>0,2</text:p>
          </table:table-cell>
          <table:table-cell table:style-name="ce2" office:value-type="float" office:value="4.51">
            <text:p>4,5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catégorie</text:p>
          </table:table-cell>
          <table:table-cell table:style-name="ce2" office:value-type="string">
            <text:p>http://www.chien-calme.com/pages/massage/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table:number-columns-repeated="1007"/>
        </table:table-row>
        <table:table-row table:style-name="ro3">
          <table:table-cell office:value-type="string">
            <text:p>Tout Chien</text:p>
          </table:table-cell>
          <table:table-cell office:value-type="string">
            <text:p>tout s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2">
            <text:p>0,2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e Pour</text:p>
          </table:table-cell>
          <table:table-cell office:value-type="string">
            <text:p>ostéopathe pour chev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6">
            <text:p>0,6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62">
            <text:p>0,62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tisane pour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63">
            <text:p>0,63</text:p>
          </table:table-cell>
          <table:table-cell office:value-type="float" office:value="0.61">
            <text:p>0,6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soigner la coupe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72">
            <text:p>0,72</text:p>
          </table:table-cell>
          <table:table-cell office:value-type="float" office:value="1.63">
            <text:p>1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e équin</text:p>
          </table:table-cell>
          <table:table-cell office:value-type="string">
            <text:p>devenir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2">
            <text:p>0,82</text:p>
          </table:table-cell>
          <table:table-cell office:value-type="float" office:value="1.09">
            <text:p>1,0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materiel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2">
            <text:p>0,82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produit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4">
            <text:p>0,84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e équin</text:p>
          </table:table-cell>
          <table:table-cell office:value-type="string">
            <text:p>ostéopathe équin form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7">
            <text:p>0,87</text:p>
          </table:table-cell>
          <table:table-cell office:value-type="float" office:value="1.78">
            <text:p>1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8">
            <text:p>0,88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er s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">
            <text:p>0,9</text:p>
          </table:table-cell>
          <table:table-cell office:value-type="float" office:value="6.16">
            <text:p>6,1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comparateur mutuel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3">
            <text:p>0,93</text:p>
          </table:table-cell>
          <table:table-cell office:value-type="float" office:value="7.26">
            <text:p>7,2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comparateur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3">
            <text:p>0,93</text:p>
          </table:table-cell>
          <table:table-cell office:value-type="float" office:value="6.41">
            <text:p>6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Vétérinaire</text:p>
          </table:table-cell>
          <table:table-cell office:value-type="string">
            <text:p>produit vétérina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4">
            <text:p>0,94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anc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5">
            <text:p>0,95</text:p>
          </table:table-cell>
          <table:table-cell office:value-type="float" office:value="5.52">
            <text:p>5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Animaux</text:p>
          </table:table-cell>
          <table:table-cell office:value-type="string">
            <text:p>accessoires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5">
            <text:p>0,95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Vetement Chien</text:p>
          </table:table-cell>
          <table:table-cell office:value-type="string">
            <text:p>vêtement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5">
            <text:p>0,95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ats</text:p>
          </table:table-cell>
          <table:table-cell office:value-type="string">
            <text:p>accessoires pour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7">
            <text:p>0,97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pyjama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7">
            <text:p>0,97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pommade pour hemorroi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9">
            <text:p>0,99</text:p>
          </table:table-cell>
          <table:table-cell office:value-type="float" office:value="0.48">
            <text:p>0,4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tee shir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9">
            <text:p>0,99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ats</text:p>
          </table:table-cell>
          <table:table-cell office:value-type="string">
            <text:p>accessoire pour chat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9">
            <text:p>0,99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shampooing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lunett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trouver s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16">
            <text:p>0,16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lmer</text:p>
          </table:table-cell>
          <table:table-cell office:value-type="string">
            <text:p>calme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17">
            <text:p>0,17</text:p>
          </table:table-cell>
          <table:table-cell office:value-type="float" office:value="1.57">
            <text:p>1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comment soigner eczema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53">
            <text:p>0,53</text:p>
          </table:table-cell>
          <table:table-cell office:value-type="float" office:value="0.83">
            <text:p>0,8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ite Chien</text:p>
          </table:table-cell>
          <table:table-cell office:value-type="string">
            <text:p>sit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53">
            <text:p>0,53</text:p>
          </table:table-cell>
          <table:table-cell office:value-type="float" office:value="0.67">
            <text:p>0,6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ite Chien</text:p>
          </table:table-cell>
          <table:table-cell office:value-type="string">
            <text:p>sit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59">
            <text:p>0,59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raitement Pour</text:p>
          </table:table-cell>
          <table:table-cell office:value-type="string">
            <text:p>traitement pour hémorroï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61">
            <text:p>0,61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oires</text:p>
          </table:table-cell>
          <table:table-cell office:value-type="string">
            <text:p>accesoir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69">
            <text:p>0,69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 Psoriasis</text:p>
          </table:table-cell>
          <table:table-cell office:value-type="string">
            <text:p>traitement con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76">
            <text:p>0,7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 Chien</text:p>
          </table:table-cell>
          <table:table-cell office:value-type="string">
            <text:p>boutique chien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1">
            <text:p>0,81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equipemen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4">
            <text:p>0,84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Animaux</text:p>
          </table:table-cell>
          <table:table-cell office:value-type="string">
            <text:p>boutiqu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6">
            <text:p>0,86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ot</text:p>
          </table:table-cell>
          <table:table-cell office:value-type="string">
            <text:p>accessoire chio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6">
            <text:p>0,86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roduits Chiens</text:p>
          </table:table-cell>
          <table:table-cell office:value-type="string">
            <text:p>produi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9">
            <text:p>0,89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ance maladi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4">
            <text:p>0,94</text:p>
          </table:table-cell>
          <table:table-cell office:value-type="float" office:value="6.23">
            <text:p>6,2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t shir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4">
            <text:p>0,94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mutuelle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5">
            <text:p>0,95</text:p>
          </table:table-cell>
          <table:table-cell office:value-type="float" office:value="6.85">
            <text:p>6,8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Animaux</text:p>
          </table:table-cell>
          <table:table-cell office:value-type="string">
            <text:p>produits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5">
            <text:p>0,95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roduits Chiens</text:p>
          </table:table-cell>
          <table:table-cell office:value-type="string">
            <text:p>produit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6">
            <text:p>0,96</text:p>
          </table:table-cell>
          <table:table-cell office:value-type="float" office:value="0.81">
            <text:p>0,8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Animaux</text:p>
          </table:table-cell>
          <table:table-cell office:value-type="string">
            <text:p>accessoir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6">
            <text:p>0,96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mutuell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7">
            <text:p>0,97</text:p>
          </table:table-cell>
          <table:table-cell office:value-type="float" office:value="7.16">
            <text:p>7,1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mutuell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7">
            <text:p>0,97</text:p>
          </table:table-cell>
          <table:table-cell office:value-type="float" office:value="6.71">
            <text:p>6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remede anti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9">
            <text:p>0,99</text:p>
          </table:table-cell>
          <table:table-cell office:value-type="float" office:value="0.97">
            <text:p>0,9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ontre Ronflement</text:p>
          </table:table-cell>
          <table:table-cell office:value-type="string">
            <text:p>contre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produit mauvaise hale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out Chien</text:p>
          </table:table-cell>
          <table:table-cell office:value-type="string">
            <text:p>tout l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12">
            <text:p>0,12</text:p>
          </table:table-cell>
          <table:table-cell office:value-type="float" office:value="1.03">
            <text:p>1,0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e Chien</text:p>
          </table:table-cell>
          <table:table-cell office:value-type="string">
            <text:p>son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21">
            <text:p>0,21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edicament Pour</text:p>
          </table:table-cell>
          <table:table-cell office:value-type="string">
            <text:p>medicament pour hemorroi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43">
            <text:p>0,43</text:p>
          </table:table-cell>
          <table:table-cell office:value-type="float" office:value="0.82">
            <text:p>0,8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Homéopathie</text:p>
          </table:table-cell>
          <table:table-cell office:value-type="string">
            <text:p>acheter homéopathie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47">
            <text:p>0,47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xiété</text:p>
          </table:table-cell>
          <table:table-cell office:value-type="string">
            <text:p>stress anxié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49">
            <text:p>0,49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edicament Pour</text:p>
          </table:table-cell>
          <table:table-cell office:value-type="string">
            <text:p>medicament pour hemoroid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54">
            <text:p>0,54</text:p>
          </table:table-cell>
          <table:table-cell office:value-type="float" office:value="1.18">
            <text:p>1,1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soigner les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58">
            <text:p>0,58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medicament mauvaise hale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62">
            <text:p>0,62</text:p>
          </table:table-cell>
          <table:table-cell office:value-type="float" office:value="0.77">
            <text:p>0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 Psoriasis</text:p>
          </table:table-cell>
          <table:table-cell office:value-type="string">
            <text:p>traite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65">
            <text:p>0,65</text:p>
          </table:table-cell>
          <table:table-cell office:value-type="float" office:value="0.93">
            <text:p>0,9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 Psoriasis</text:p>
          </table:table-cell>
          <table:table-cell office:value-type="string">
            <text:p>comment traite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65">
            <text:p>0,65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emède Psoriasis</text:p>
          </table:table-cell>
          <table:table-cell office:value-type="string">
            <text:p>remede con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69">
            <text:p>0,69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 Psoriasis</text:p>
          </table:table-cell>
          <table:table-cell office:value-type="string">
            <text:p>comment soigner un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7">
            <text:p>0,7</text:p>
          </table:table-cell>
          <table:table-cell office:value-type="float" office:value="0.27">
            <text:p>0,2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contre le cholesté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73">
            <text:p>0,73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comment soigner la coupe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75">
            <text:p>0,75</text:p>
          </table:table-cell>
          <table:table-cell office:value-type="float" office:value="1.54">
            <text:p>1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transa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77">
            <text:p>0,77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santé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89">
            <text:p>0,89</text:p>
          </table:table-cell>
          <table:table-cell office:value-type="float" office:value="1.62">
            <text:p>1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formation ostéopath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1">
            <text:p>0,91</text:p>
          </table:table-cell>
          <table:table-cell office:value-type="float" office:value="2.28">
            <text:p>2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equip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1">
            <text:p>0,9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 chien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2">
            <text:p>0,92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ance malad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3">
            <text:p>0,93</text:p>
          </table:table-cell>
          <table:table-cell office:value-type="float" office:value="6.41">
            <text:p>6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vetements pour chihuahua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4">
            <text:p>0,94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mutuelle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5">
            <text:p>0,95</text:p>
          </table:table-cell>
          <table:table-cell office:value-type="float" office:value="7.77">
            <text:p>7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anc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6">
            <text:p>0,96</text:p>
          </table:table-cell>
          <table:table-cell office:value-type="float" office:value="6.81">
            <text:p>6,8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Animaux</text:p>
          </table:table-cell>
          <table:table-cell office:value-type="string">
            <text:p>produit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6">
            <text:p>0,96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roduits Chiens</text:p>
          </table:table-cell>
          <table:table-cell office:value-type="string">
            <text:p>produit veterina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9">
            <text:p>0,99</text:p>
          </table:table-cell>
          <table:table-cell office:value-type="float" office:value="0.79">
            <text:p>0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s Chiens</text:p>
          </table:table-cell>
          <table:table-cell office:value-type="string">
            <text:p>les plus grand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patt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omportement Chien</text:p>
          </table:table-cell>
          <table:table-cell office:value-type="string">
            <text:p>chien comport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08">
            <text:p>0,08</text:p>
          </table:table-cell>
          <table:table-cell office:value-type="float" office:value="1.61">
            <text:p>1,6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hien a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09">
            <text:p>0,0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l</text:p>
          </table:table-cell>
          <table:table-cell office:value-type="string">
            <text:p>animal et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17">
            <text:p>0,17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s Chiens</text:p>
          </table:table-cell>
          <table:table-cell office:value-type="string">
            <text:p>texte s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17">
            <text:p>0,17</text:p>
          </table:table-cell>
          <table:table-cell office:value-type="float" office:value="0.31">
            <text:p>0,3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xiété</text:p>
          </table:table-cell>
          <table:table-cell office:value-type="string">
            <text:p>stress et anxié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44">
            <text:p>0,44</text:p>
          </table:table-cell>
          <table:table-cell office:value-type="float" office:value="2.06">
            <text:p>2,0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Chien</text:p>
          </table:table-cell>
          <table:table-cell office:value-type="string">
            <text:p>magasin pour chien par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52">
            <text:p>0,52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traitement homéopathique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54">
            <text:p>0,54</text:p>
          </table:table-cell>
          <table:table-cell office:value-type="float" office:value="0.67">
            <text:p>0,6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Homéopathie</text:p>
          </table:table-cell>
          <table:table-cell office:value-type="string">
            <text:p>homéopathie pour ménopau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55">
            <text:p>0,55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raitement Pour</text:p>
          </table:table-cell>
          <table:table-cell office:value-type="string">
            <text:p>traitement pour hemoroid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57">
            <text:p>0,57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ronflement homeopath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3">
            <text:p>0,63</text:p>
          </table:table-cell>
          <table:table-cell office:value-type="float" office:value="0.92">
            <text:p>0,9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hrose Pour</text:p>
          </table:table-cell>
          <table:table-cell office:value-type="string">
            <text:p>homeopathie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6">
            <text:p>0,66</text:p>
          </table:table-cell>
          <table:table-cell office:value-type="float" office:value="0.29">
            <text:p>0,2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att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7">
            <text:p>0,67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ie</text:p>
          </table:table-cell>
          <table:table-cell office:value-type="string">
            <text:p>ostéopathie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8">
            <text:p>0,68</text:p>
          </table:table-cell>
          <table:table-cell office:value-type="float" office:value="2.39">
            <text:p>2,3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3">
          <table:table-cell office:value-type="string">
            <text:p>Du Chien</text:p>
          </table:table-cell>
          <table:table-cell office:value-type="string">
            <text:p>stress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8">
            <text:p>0,68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 chien lux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2">
            <text:p>0,72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s Pour Chiens</text:p>
          </table:table-cell>
          <table:table-cell office:value-type="string">
            <text:p>boutique pour chien par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3">
            <text:p>0,73</text:p>
          </table:table-cell>
          <table:table-cell office:value-type="float" office:value="1.07">
            <text:p>1,0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out Chien</text:p>
          </table:table-cell>
          <table:table-cell office:value-type="string">
            <text:p>tout pour m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4">
            <text:p>0,74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s Pour Chiens</text:p>
          </table:table-cell>
          <table:table-cell office:value-type="string">
            <text:p>boutique en lig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5">
            <text:p>0,75</text:p>
          </table:table-cell>
          <table:table-cell office:value-type="float" office:value="0.69">
            <text:p>0,6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comment soigne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7">
            <text:p>0,77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oires</text:p>
          </table:table-cell>
          <table:table-cell office:value-type="string">
            <text:p>accesoir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9">
            <text:p>0,79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grossiste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2">
            <text:p>0,82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accessoir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3">
            <text:p>0,83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attela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7">
            <text:p>0,87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s Pour Chiens</text:p>
          </table:table-cell>
          <table:table-cell office:value-type="string">
            <text:p>boutique pour chien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icles Chiens</text:p>
          </table:table-cell>
          <table:table-cell office:value-type="string">
            <text:p>artic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7">
            <text:p>0,87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ot</text:p>
          </table:table-cell>
          <table:table-cell office:value-type="string">
            <text:p>accessoire pour chio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7">
            <text:p>0,87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Animaux</text:p>
          </table:table-cell>
          <table:table-cell office:value-type="string">
            <text:p>comparatif assuranc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8">
            <text:p>0,88</text:p>
          </table:table-cell>
          <table:table-cell office:value-type="float" office:value="6.63">
            <text:p>6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Psoriasis</text:p>
          </table:table-cell>
          <table:table-cell office:value-type="string">
            <text:p>traitement pou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8">
            <text:p>0,88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chien accesso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9">
            <text:p>0,89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chien accessoir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">
            <text:p>0,9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remede contre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1">
            <text:p>0,91</text:p>
          </table:table-cell>
          <table:table-cell office:value-type="float" office:value="1.19">
            <text:p>1,1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out Chien</text:p>
          </table:table-cell>
          <table:table-cell office:value-type="string">
            <text:p>tou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1">
            <text:p>0,91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mutuelle santé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3">
            <text:p>0,93</text:p>
          </table:table-cell>
          <table:table-cell office:value-type="float" office:value="7.13">
            <text:p>7,1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anc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3">
            <text:p>0,93</text:p>
          </table:table-cell>
          <table:table-cell office:value-type="float" office:value="7.02">
            <text:p>7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roduits Chiens</text:p>
          </table:table-cell>
          <table:table-cell office:value-type="string">
            <text:p>produit veterina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4">
            <text:p>0,94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pendentif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5">
            <text:p>0,95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prix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6">
            <text:p>0,96</text:p>
          </table:table-cell>
          <table:table-cell office:value-type="float" office:value="5.84">
            <text:p>5,8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7">
            <text:p>0,97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anc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9">
            <text:p>0,99</text:p>
          </table:table-cell>
          <table:table-cell office:value-type="float" office:value="7.05">
            <text:p>7,0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Vetement Chien</text:p>
          </table:table-cell>
          <table:table-cell office:value-type="string">
            <text:p>vêtement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9">
            <text:p>0,99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 Pas</text:p>
          </table:table-cell>
          <table:table-cell office:value-type="string">
            <text:p>accessoires chiens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9">
            <text:p>0,99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e Chien</text:p>
          </table:table-cell>
          <table:table-cell office:value-type="string">
            <text:p>lunette de solei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comment soigner gripp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05">
            <text:p>0,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s Acouphènes</text:p>
          </table:table-cell>
          <table:table-cell office:value-type="string">
            <text:p>soulag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43">
            <text:p>0,43</text:p>
          </table:table-cell>
          <table:table-cell office:value-type="float" office:value="0.86">
            <text:p>0,8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soigner les rhumatism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49">
            <text:p>0,49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oires</text:p>
          </table:table-cell>
          <table:table-cell office:value-type="string">
            <text:p>accesoir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53">
            <text:p>0,53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 Psoriasis</text:p>
          </table:table-cell>
          <table:table-cell office:value-type="string">
            <text:p>comment soigne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54">
            <text:p>0,54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 Psoriasis</text:p>
          </table:table-cell>
          <table:table-cell office:value-type="string">
            <text:p>soigner un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55">
            <text:p>0,55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hrose Pour</text:p>
          </table:table-cell>
          <table:table-cell office:value-type="string">
            <text:p>plante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61">
            <text:p>0,61</text:p>
          </table:table-cell>
          <table:table-cell office:value-type="float" office:value="0.18">
            <text:p>0,1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comment soigner la rosacé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">
            <text:p>0,7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 Chien</text:p>
          </table:table-cell>
          <table:table-cell office:value-type="string">
            <text:p>la boutiqu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2">
            <text:p>0,72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oires</text:p>
          </table:table-cell>
          <table:table-cell office:value-type="string">
            <text:p>accesoi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5">
            <text:p>0,75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arreter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6">
            <text:p>0,76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comment guérir du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6">
            <text:p>0,76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pharmac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8">
            <text:p>0,78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e équin</text:p>
          </table:table-cell>
          <table:table-cell office:value-type="string">
            <text:p>comment devenir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9">
            <text:p>0,79</text:p>
          </table:table-cell>
          <table:table-cell office:value-type="float" office:value="1.3">
            <text:p>1,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 Psoriasis</text:p>
          </table:table-cell>
          <table:table-cell office:value-type="string">
            <text:p>comment guéri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">
            <text:p>0,8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eviter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1">
            <text:p>0,81</text:p>
          </table:table-cell>
          <table:table-cell office:value-type="float" office:value="1.46">
            <text:p>1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phytothérap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3">
            <text:p>0,83</text:p>
          </table:table-cell>
          <table:table-cell office:value-type="float" office:value="0.17">
            <text:p>0,1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comment soigner le choleste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4">
            <text:p>0,84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obje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4">
            <text:p>0,84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tress</text:p>
          </table:table-cell>
          <table:table-cell office:value-type="string">
            <text:p>stres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5">
            <text:p>0,85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vetement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5">
            <text:p>0,85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oires</text:p>
          </table:table-cell>
          <table:table-cell office:value-type="string">
            <text:p>accesoi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6">
            <text:p>0,86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ronflements que fa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7">
            <text:p>0,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promenad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7">
            <text:p>0,87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edicament Pour</text:p>
          </table:table-cell>
          <table:table-cell office:value-type="string">
            <text:p>medicament veterina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8">
            <text:p>0,88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hrose Pour</text:p>
          </table:table-cell>
          <table:table-cell office:value-type="string">
            <text:p>traitement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8">
            <text:p>0,88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soigner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9">
            <text:p>0,89</text:p>
          </table:table-cell>
          <table:table-cell office:value-type="float" office:value="1.33">
            <text:p>1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Animaux</text:p>
          </table:table-cell>
          <table:table-cell office:value-type="string">
            <text:p>articles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9">
            <text:p>0,89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roduits Chiens</text:p>
          </table:table-cell>
          <table:table-cell office:value-type="string">
            <text:p>produit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0.77">
            <text:p>0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boutique animaux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wc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0.26">
            <text:p>0,2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oires</text:p>
          </table:table-cell>
          <table:table-cell office:value-type="string">
            <text:p>accesoir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2">
            <text:p>0,92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icles Chiens</text:p>
          </table:table-cell>
          <table:table-cell office:value-type="string">
            <text:p>artic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3">
            <text:p>0,93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s Pour Chiens</text:p>
          </table:table-cell>
          <table:table-cell office:value-type="string">
            <text:p>boutique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4">
            <text:p>0,94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ronflement remed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5">
            <text:p>0,95</text:p>
          </table:table-cell>
          <table:table-cell office:value-type="float" office:value="1.65">
            <text:p>1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produit contre mauvaise hale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5">
            <text:p>0,95</text:p>
          </table:table-cell>
          <table:table-cell office:value-type="float" office:value="1.26">
            <text:p>1,2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Animaux</text:p>
          </table:table-cell>
          <table:table-cell office:value-type="string">
            <text:p>assurances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6">
            <text:p>0,96</text:p>
          </table:table-cell>
          <table:table-cell office:value-type="float" office:value="6.11">
            <text:p>6,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meilleure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6">
            <text:p>0,96</text:p>
          </table:table-cell>
          <table:table-cell office:value-type="float" office:value="5.61">
            <text:p>5,6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soigner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6">
            <text:p>0,96</text:p>
          </table:table-cell>
          <table:table-cell office:value-type="float" office:value="1.49">
            <text:p>1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Psoriasis</text:p>
          </table:table-cell>
          <table:table-cell office:value-type="string">
            <text:p>pommade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7">
            <text:p>0,97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icles Chiens</text:p>
          </table:table-cell>
          <table:table-cell office:value-type="string">
            <text:p>articl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7">
            <text:p>0,97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Animaux</text:p>
          </table:table-cell>
          <table:table-cell office:value-type="string">
            <text:p>assurance animaux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8">
            <text:p>0,98</text:p>
          </table:table-cell>
          <table:table-cell office:value-type="float" office:value="7.24">
            <text:p>7,2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matérie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9">
            <text:p>0,99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lmer</text:p>
          </table:table-cell>
          <table:table-cell office:value-type="string">
            <text:p>calme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coiffeu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3">
            <text:p>0,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crisax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33">
            <text:p>0,3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lmer</text:p>
          </table:table-cell>
          <table:table-cell office:value-type="string">
            <text:p>calmer angoiss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43">
            <text:p>0,4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s Acouphènes</text:p>
          </table:table-cell>
          <table:table-cell office:value-type="string">
            <text:p>comment soulag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47">
            <text:p>0,47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xiété</text:p>
          </table:table-cell>
          <table:table-cell office:value-type="string">
            <text:p>anxiété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47">
            <text:p>0,47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Chien</text:p>
          </table:table-cell>
          <table:table-cell office:value-type="string">
            <text:p>magasin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51">
            <text:p>0,51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soigner arthrose naturel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55">
            <text:p>0,55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edicament Pour</text:p>
          </table:table-cell>
          <table:table-cell office:value-type="string">
            <text:p>medicaments pour hemorroi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56">
            <text:p>0,56</text:p>
          </table:table-cell>
          <table:table-cell office:value-type="float" office:value="1.03">
            <text:p>1,0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Homéopathie</text:p>
          </table:table-cell>
          <table:table-cell office:value-type="string">
            <text:p>homéopathie cholesté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56">
            <text:p>0,5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arreter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62">
            <text:p>0,62</text:p>
          </table:table-cell>
          <table:table-cell office:value-type="float" office:value="0.98">
            <text:p>0,9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s Acouphènes</text:p>
          </table:table-cell>
          <table:table-cell office:value-type="string">
            <text:p>trait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62">
            <text:p>0,62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produit animali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63">
            <text:p>0,63</text:p>
          </table:table-cell>
          <table:table-cell office:value-type="float" office:value="1.29">
            <text:p>1,2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s Pour Chiens</text:p>
          </table:table-cell>
          <table:table-cell office:value-type="string">
            <text:p>boutiqu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65">
            <text:p>0,65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raitement Pour</text:p>
          </table:table-cell>
          <table:table-cell office:value-type="string">
            <text:p>traitement pour acouphe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1">
            <text:p>0,7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Chien</text:p>
          </table:table-cell>
          <table:table-cell office:value-type="string">
            <text:p>magasin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4">
            <text:p>0,74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 Chien</text:p>
          </table:table-cell>
          <table:table-cell office:value-type="string">
            <text:p>boutiqu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5">
            <text:p>0,75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emède</text:p>
          </table:table-cell>
          <table:table-cell office:value-type="string">
            <text:p>remede contre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5">
            <text:p>0,75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Homéopathie</text:p>
          </table:table-cell>
          <table:table-cell office:value-type="string">
            <text:p>homeopathie pour choleste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6">
            <text:p>0,76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vetement bouledogue franca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8">
            <text:p>0,78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Animaux</text:p>
          </table:table-cell>
          <table:table-cell office:value-type="string">
            <text:p>articl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1">
            <text:p>0,81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roduits Chiens</text:p>
          </table:table-cell>
          <table:table-cell office:value-type="string">
            <text:p>produit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2">
            <text:p>0,82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accessoires cani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3">
            <text:p>0,83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Animaux</text:p>
          </table:table-cell>
          <table:table-cell office:value-type="string">
            <text:p>accessoire animaux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5">
            <text:p>0,85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médica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5">
            <text:p>0,85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insuli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7">
            <text:p>0,87</text:p>
          </table:table-cell>
          <table:table-cell office:value-type="float" office:value="0.22">
            <text:p>0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remede contr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8">
            <text:p>0,88</text:p>
          </table:table-cell>
          <table:table-cell office:value-type="float" office:value="0.92">
            <text:p>0,9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remède 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9">
            <text:p>0,89</text:p>
          </table:table-cell>
          <table:table-cell office:value-type="float" office:value="0.96">
            <text:p>0,9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9">
            <text:p>0,89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 Chien</text:p>
          </table:table-cell>
          <table:table-cell office:value-type="string">
            <text:p>boutiqu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9">
            <text:p>0,89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mutuelle santé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1">
            <text:p>0,91</text:p>
          </table:table-cell>
          <table:table-cell office:value-type="float" office:value="7.7">
            <text:p>7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e équin</text:p>
          </table:table-cell>
          <table:table-cell office:value-type="string">
            <text:p>étude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1">
            <text:p>0,91</text:p>
          </table:table-cell>
          <table:table-cell office:value-type="float" office:value="0.96">
            <text:p>0,9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 pour chien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2">
            <text:p>0,92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 toilettag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2">
            <text:p>0,92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meilleur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3">
            <text:p>0,93</text:p>
          </table:table-cell>
          <table:table-cell office:value-type="float" office:value="6.08">
            <text:p>6,0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combat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4">
            <text:p>0,94</text:p>
          </table:table-cell>
          <table:table-cell office:value-type="float" office:value="1.14">
            <text:p>1,1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Psoriasis</text:p>
          </table:table-cell>
          <table:table-cell office:value-type="string">
            <text:p>traitement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4">
            <text:p>0,94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tarif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6">
            <text:p>0,96</text:p>
          </table:table-cell>
          <table:table-cell office:value-type="float" office:value="5.95">
            <text:p>5,9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tipi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7">
            <text:p>0,97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phéromon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 Chien</text:p>
          </table:table-cell>
          <table:table-cell office:value-type="string">
            <text:p>le chien le plu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tegories Chien</text:p>
          </table:table-cell>
          <table:table-cell office:value-type="string">
            <text:p>categori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tegories Chien</text:p>
          </table:table-cell>
          <table:table-cell office:value-type="string">
            <text:p>les categories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l</text:p>
          </table:table-cell>
          <table:table-cell office:value-type="string">
            <text:p>un animal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tegories Chien</text:p>
          </table:table-cell>
          <table:table-cell office:value-type="string">
            <text:p>categories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3">
            <text:p>0,13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canin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4">
            <text:p>0,1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xiété</text:p>
          </table:table-cell>
          <table:table-cell office:value-type="string">
            <text:p>calmer anxié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hiens agressif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hypnos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8">
            <text:p>0,1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lmer</text:p>
          </table:table-cell>
          <table:table-cell office:value-type="string">
            <text:p>comment calmer une angoi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omportement Chien</text:p>
          </table:table-cell>
          <table:table-cell office:value-type="string">
            <text:p>le comportement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4">
            <text:p>0,24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ie</text:p>
          </table:table-cell>
          <table:table-cell office:value-type="string">
            <text:p>ostéopathi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6">
            <text:p>0,2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contre les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6">
            <text:p>0,2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u Chien</text:p>
          </table:table-cell>
          <table:table-cell office:value-type="string">
            <text:p>anxiété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9">
            <text:p>0,29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tress</text:p>
          </table:table-cell>
          <table:table-cell office:value-type="string">
            <text:p>stress hypn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37">
            <text:p>0,3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ite Chien</text:p>
          </table:table-cell>
          <table:table-cell office:value-type="string">
            <text:p>site s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4">
            <text:p>0,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traiter les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45">
            <text:p>0,4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edicament Pour</text:p>
          </table:table-cell>
          <table:table-cell office:value-type="string">
            <text:p>medicament pour aerophag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53">
            <text:p>0,53</text:p>
          </table:table-cell>
          <table:table-cell office:value-type="float" office:value="0.22">
            <text:p>0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comment soigner les rhumatism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56">
            <text:p>0,56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 Psoriasis</text:p>
          </table:table-cell>
          <table:table-cell office:value-type="string">
            <text:p>combat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57">
            <text:p>0,57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raitement Pour</text:p>
          </table:table-cell>
          <table:table-cell office:value-type="string">
            <text:p>traitement pour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63">
            <text:p>0,63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emède Psoriasis</text:p>
          </table:table-cell>
          <table:table-cell office:value-type="string">
            <text:p>remèd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63">
            <text:p>0,63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Homéopathie</text:p>
          </table:table-cell>
          <table:table-cell office:value-type="string">
            <text:p>homeopathie pour sommei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65">
            <text:p>0,65</text:p>
          </table:table-cell>
          <table:table-cell office:value-type="float" office:value="0.83">
            <text:p>0,8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hrose Pour</text:p>
          </table:table-cell>
          <table:table-cell office:value-type="string">
            <text:p>plantes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69">
            <text:p>0,69</text:p>
          </table:table-cell>
          <table:table-cell office:value-type="float" office:value="0.14">
            <text:p>0,1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e Pour</text:p>
          </table:table-cell>
          <table:table-cell office:value-type="string">
            <text:p>ostéopath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2">
            <text:p>0,72</text:p>
          </table:table-cell>
          <table:table-cell office:value-type="float" office:value="0.96">
            <text:p>0,9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emède</text:p>
          </table:table-cell>
          <table:table-cell office:value-type="string">
            <text:p>remède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3">
            <text:p>0,73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traitement efficac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5">
            <text:p>0,75</text:p>
          </table:table-cell>
          <table:table-cell office:value-type="float" office:value="0.59">
            <text:p>0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soigner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7">
            <text:p>0,77</text:p>
          </table:table-cell>
          <table:table-cell office:value-type="float" office:value="1.44">
            <text:p>1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ats</text:p>
          </table:table-cell>
          <table:table-cell office:value-type="string">
            <text:p>accessoires chiens et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7">
            <text:p>0,77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s toilettag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9">
            <text:p>0,79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ontre Ronflement</text:p>
          </table:table-cell>
          <table:table-cell office:value-type="string">
            <text:p>solution contr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">
            <text:p>0,8</text:p>
          </table:table-cell>
          <table:table-cell office:value-type="float" office:value="1.17">
            <text:p>1,1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Vetement Chien</text:p>
          </table:table-cell>
          <table:table-cell office:value-type="string">
            <text:p>vetement pour chien de lux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">
            <text:p>0,8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s chiens lux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1">
            <text:p>0,8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ie</text:p>
          </table:table-cell>
          <table:table-cell office:value-type="string">
            <text:p>école ostéopathie équ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2">
            <text:p>0,82</text:p>
          </table:table-cell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hrose Pour</text:p>
          </table:table-cell>
          <table:table-cell office:value-type="string">
            <text:p>médicaments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2">
            <text:p>0,82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traitement contre le vitiligo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2">
            <text:p>0,82</text:p>
          </table:table-cell>
          <table:table-cell office:value-type="float" office:value="0.19">
            <text:p>0,1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eviter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4">
            <text:p>0,84</text:p>
          </table:table-cell>
          <table:table-cell office:value-type="float" office:value="1.35">
            <text:p>1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soigner la calvit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5">
            <text:p>0,85</text:p>
          </table:table-cell>
          <table:table-cell office:value-type="float" office:value="1.77">
            <text:p>1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vente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5">
            <text:p>0,85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devis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6">
            <text:p>0,86</text:p>
          </table:table-cell>
          <table:table-cell office:value-type="float" office:value="7.47">
            <text:p>7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Vetement Chien</text:p>
          </table:table-cell>
          <table:table-cell office:value-type="string">
            <text:p>vetement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6">
            <text:p>0,86</text:p>
          </table:table-cell>
          <table:table-cell office:value-type="float" office:value="0.59">
            <text:p>0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raitement Pour</text:p>
          </table:table-cell>
          <table:table-cell office:value-type="string">
            <text:p>traitement pour eczema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7">
            <text:p>0,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8">
            <text:p>0,88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ance po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9">
            <text:p>0,89</text:p>
          </table:table-cell>
          <table:table-cell office:value-type="float" office:value="6.25">
            <text:p>6,2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 chien voitu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9">
            <text:p>0,89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forum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6.64">
            <text:p>6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Vetement Chien</text:p>
          </table:table-cell>
          <table:table-cell office:value-type="string">
            <text:p>vetement pour gro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roduits Chiens</text:p>
          </table:table-cell>
          <table:table-cell office:value-type="string">
            <text:p>produit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hrose Pour</text:p>
          </table:table-cell>
          <table:table-cell office:value-type="string">
            <text:p>arthros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meilleur assuranc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1">
            <text:p>0,91</text:p>
          </table:table-cell>
          <table:table-cell office:value-type="float" office:value="7.6">
            <text:p>7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 Chien</text:p>
          </table:table-cell>
          <table:table-cell office:value-type="string">
            <text:p>boutiqu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1">
            <text:p>0,91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 Chien</text:p>
          </table:table-cell>
          <table:table-cell office:value-type="string">
            <text:p>chien bou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2">
            <text:p>0,92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Animaux</text:p>
          </table:table-cell>
          <table:table-cell office:value-type="string">
            <text:p>assurance animaux domestiqu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3">
            <text:p>0,93</text:p>
          </table:table-cell>
          <table:table-cell office:value-type="float" office:value="8.11">
            <text:p>8,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assurance mutuel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3">
            <text:p>0,93</text:p>
          </table:table-cell>
          <table:table-cell office:value-type="float" office:value="6.24">
            <text:p>6,2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mutuell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4">
            <text:p>0,94</text:p>
          </table:table-cell>
          <table:table-cell office:value-type="float" office:value="6.93">
            <text:p>6,9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e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4">
            <text:p>0,94</text:p>
          </table:table-cell>
          <table:table-cell office:value-type="float" office:value="6.05">
            <text:p>6,0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remèd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4">
            <text:p>0,94</text:p>
          </table:table-cell>
          <table:table-cell office:value-type="float" office:value="0.79">
            <text:p>0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ot</text:p>
          </table:table-cell>
          <table:table-cell office:value-type="string">
            <text:p>vetement pour chio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4">
            <text:p>0,94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anc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5">
            <text:p>0,95</text:p>
          </table:table-cell>
          <table:table-cell office:value-type="float" office:value="8.16">
            <text:p>8,1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solly azar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6">
            <text:p>0,96</text:p>
          </table:table-cell>
          <table:table-cell office:value-type="float" office:value="6.52">
            <text:p>6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hrose Pour</text:p>
          </table:table-cell>
          <table:table-cell office:value-type="string">
            <text:p>médicament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7">
            <text:p>0,97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ontre Ronflement</text:p>
          </table:table-cell>
          <table:table-cell office:value-type="string">
            <text:p>produit 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8">
            <text:p>0,98</text:p>
          </table:table-cell>
          <table:table-cell office:value-type="float" office:value="0.99">
            <text:p>0,9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roduits Chiens</text:p>
          </table:table-cell>
          <table:table-cell office:value-type="string">
            <text:p>produit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9">
            <text:p>0,99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médicament anti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.21">
            <text:p>1,2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edicament Pour</text:p>
          </table:table-cell>
          <table:table-cell office:value-type="string">
            <text:p>medicament pour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6">
            <text:p>0,7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 Pas</text:p>
          </table:table-cell>
          <table:table-cell office:value-type="string">
            <text:p>accessoires pour chiens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icles Chiens</text:p>
          </table:table-cell>
          <table:table-cell office:value-type="string">
            <text:p>article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phéromo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raitement Pour</text:p>
          </table:table-cell>
          <table:table-cell office:value-type="string">
            <text:p>traitement pour ménopau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pommade pour maigri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tegories Chien</text:p>
          </table:table-cell>
          <table:table-cell office:value-type="string">
            <text:p>chien categori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hien chie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tegories Chien</text:p>
          </table:table-cell>
          <table:table-cell office:value-type="string">
            <text:p>catégories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e Chien</text:p>
          </table:table-cell>
          <table:table-cell office:value-type="string">
            <text:p>types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u Chien</text:p>
          </table:table-cell>
          <table:table-cell office:value-type="string">
            <text:p>origines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ux De Compagnie</text:p>
          </table:table-cell>
          <table:table-cell office:value-type="string">
            <text:p>nos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u Chien</text:p>
          </table:table-cell>
          <table:table-cell office:value-type="string">
            <text:p>attitud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5">
            <text:p>0,05</text:p>
          </table:table-cell>
          <table:table-cell office:value-type="float" office:value="0.03">
            <text:p>0,0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tegories Chien</text:p>
          </table:table-cell>
          <table:table-cell office:value-type="string">
            <text:p>categories d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hien e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out Chien</text:p>
          </table:table-cell>
          <table:table-cell office:value-type="string">
            <text:p>tou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9">
            <text:p>0,09</text:p>
          </table:table-cell>
          <table:table-cell office:value-type="float" office:value="1.68">
            <text:p>1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ie</text:p>
          </table:table-cell>
          <table:table-cell office:value-type="string">
            <text:p>ostéopathi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16">
            <text:p>0,16</text:p>
          </table:table-cell>
          <table:table-cell office:value-type="float" office:value="2.04">
            <text:p>2,0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style-name="ce2" office:value-type="string">
            <text:p>Chien</text:p>
          </table:table-cell>
          <table:table-cell table:style-name="ce2" office:value-type="string">
            <text:p>chien fatigue</text:p>
          </table:table-cell>
          <table:table-cell table:style-name="ce2" office:value-type="string">
            <text:p>Broad</text:p>
          </table:table-cell>
          <table:table-cell table:style-name="ce2" office:value-type="string">
            <text:p>EUR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0.18">
            <text:p>0,18</text:p>
          </table:table-cell>
          <table:table-cell table:style-name="ce2" office:value-type="float" office:value="3.22">
            <text:p>3,22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article</text:p>
          </table:table-cell>
          <table:table-cell table:style-name="ce2" office:value-type="string">
            <text:p><text:a xlink:href="http://www.chien-calme.com/actualites/fatigue-chien/">http://www.chien-calme.com/actualites/fatigue-chien/</text:a></text:p>
            <text:p/>
            <text:p>http://www.chien-calme.com/actualites/langage_corporel_canin_fatigue/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1007"/>
        </table:table-row>
        <table:table-row table:style-name="ro3">
          <table:table-cell office:value-type="string">
            <text:p>Stress</text:p>
          </table:table-cell>
          <table:table-cell office:value-type="string">
            <text:p>massage contre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1">
            <text:p>0,2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tress</text:p>
          </table:table-cell>
          <table:table-cell office:value-type="string">
            <text:p>supprime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2">
            <text:p>0,22</text:p>
          </table:table-cell>
          <table:table-cell office:value-type="float" office:value="0.85">
            <text:p>0,8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hien angoiss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3">
            <text:p>0,23</text:p>
          </table:table-cell>
          <table:table-cell office:value-type="float" office:value="0.76">
            <text:p>0,7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contre les insomni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3">
            <text:p>0,2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chien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4">
            <text:p>0,24</text:p>
          </table:table-cell>
          <table:table-cell office:value-type="float" office:value="1.72">
            <text:p>1,7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out Chien</text:p>
          </table:table-cell>
          <table:table-cell office:value-type="string">
            <text:p>tout sur l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31">
            <text:p>0,31</text:p>
          </table:table-cell>
          <table:table-cell office:value-type="float" office:value="0.79">
            <text:p>0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trouver chien que fa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2">
            <text:p>0,4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tress</text:p>
          </table:table-cell>
          <table:table-cell office:value-type="string">
            <text:p>hypnose contr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6">
            <text:p>0,46</text:p>
          </table:table-cell>
          <table:table-cell office:value-type="float" office:value="1.17">
            <text:p>1,1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soigner le choleste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6">
            <text:p>0,46</text:p>
          </table:table-cell>
          <table:table-cell office:value-type="float" office:value="0.85">
            <text:p>0,8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ite Chien</text:p>
          </table:table-cell>
          <table:table-cell office:value-type="string">
            <text:p>sit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6">
            <text:p>0,4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s Chiens</text:p>
          </table:table-cell>
          <table:table-cell office:value-type="string">
            <text:p>po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7">
            <text:p>0,4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ats</text:p>
          </table:table-cell>
          <table:table-cell office:value-type="string">
            <text:p>accessoires chiens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">
            <text:p>0,5</text:p>
          </table:table-cell>
          <table:table-cell office:value-type="float" office:value="0.48">
            <text:p>0,4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 Psoriasis</text:p>
          </table:table-cell>
          <table:table-cell office:value-type="string">
            <text:p>con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1">
            <text:p>0,51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soulager les rhumatism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1">
            <text:p>0,51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 Psoriasis</text:p>
          </table:table-cell>
          <table:table-cell office:value-type="string">
            <text:p>medicament con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1">
            <text:p>0,5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tress</text:p>
          </table:table-cell>
          <table:table-cell office:value-type="string">
            <text:p>que faire pou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2">
            <text:p>0,52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emède Psoriasis</text:p>
          </table:table-cell>
          <table:table-cell office:value-type="string">
            <text:p>remede contr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2">
            <text:p>0,52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ie</text:p>
          </table:table-cell>
          <table:table-cell office:value-type="string">
            <text:p>ostéopath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3">
            <text:p>0,5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comment soigner acn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5">
            <text:p>0,55</text:p>
          </table:table-cell>
          <table:table-cell office:value-type="float" office:value="1.02">
            <text:p>1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 chien molo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5">
            <text:p>0,55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 Psoriasis</text:p>
          </table:table-cell>
          <table:table-cell office:value-type="string">
            <text:p>guéri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6">
            <text:p>0,56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emède</text:p>
          </table:table-cell>
          <table:table-cell office:value-type="string">
            <text:p>insomnie remede nature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6">
            <text:p>0,5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raitement Pour</text:p>
          </table:table-cell>
          <table:table-cell office:value-type="string">
            <text:p>traitement pour apht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7">
            <text:p>0,57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voiture à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8">
            <text:p>0,58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traiter mauvaise hale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1">
            <text:p>0,61</text:p>
          </table:table-cell>
          <table:table-cell office:value-type="float" office:value="3.45">
            <text:p>3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accueil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1">
            <text:p>0,61</text:p>
          </table:table-cell>
          <table:table-cell office:value-type="float" office:value="1.28">
            <text:p>1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emède</text:p>
          </table:table-cell>
          <table:table-cell office:value-type="string">
            <text:p>remède pour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2">
            <text:p>0,62</text:p>
          </table:table-cell>
          <table:table-cell office:value-type="float" office:value="0.77">
            <text:p>0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ats</text:p>
          </table:table-cell>
          <table:table-cell office:value-type="string">
            <text:p>accessoires pour chiens et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2">
            <text:p>0,62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Homéopathie</text:p>
          </table:table-cell>
          <table:table-cell office:value-type="string">
            <text:p>homeopathie pour insom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3">
            <text:p>0,63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hien san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4">
            <text:p>0,64</text:p>
          </table:table-cell>
          <table:table-cell office:value-type="float" office:value="2.57">
            <text:p>2,5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3">
          <table:table-cell office:value-type="string">
            <text:p>Accessoires Chats</text:p>
          </table:table-cell>
          <table:table-cell office:value-type="string">
            <text:p>accessoires chien et cha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6">
            <text:p>0,66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bai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9">
            <text:p>0,69</text:p>
          </table:table-cell>
          <table:table-cell office:value-type="float" office:value="0.22">
            <text:p>0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5">
          <table:table-cell office:value-type="string">
            <text:p>Pour Chien</text:p>
          </table:table-cell>
          <table:table-cell office:value-type="string">
            <text:p>médicament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9">
            <text:p>0,69</text:p>
          </table:table-cell>
          <table:table-cell office:value-type="float" office:value="0.15">
            <text:p>0,1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article</text:p>
          </table:table-cell>
          <table:table-cell office:value-type="string">
            <text:p>http://www.chien-calme.com/actualites/medicaments-dangereux/</text:p>
          </table:table-cell>
          <table:table-cell office:value-type="string">
            <text:p><text:a xlink:href="http://conseilsveterinaire.com/comment-traiter-le-mal-de-transport-du-chien-ou-du-chat/#comment-10518">http://conseilsveterinaire.com/comment-traiter-le-mal-de-transport-du-chien-ou-du-chat/#comment-10518</text:a> <text:a xlink:href="http://vetocourtiade.over-blog.com/2014/08/anti-puce-et-anti-tique-en-comprime-pour-le-chien-enfin.html#ob-comment-ob-comment-91060411">http://vetocourtiade.over-blog.com/2014/08/anti-puce-et-anti-tique-en-comprime-pour-le-chien-enfin.html#ob-comment-ob-comment-91060411</text:a></text:p>
          </table:table-cell>
          <table:table-cell table:number-columns-repeated="1008"/>
        </table:table-row>
        <table:table-row table:style-name="ro3">
          <table:table-cell office:value-type="string">
            <text:p>Traitement Pour</text:p>
          </table:table-cell>
          <table:table-cell office:value-type="string">
            <text:p>traitement pour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6">
            <text:p>1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emède Psoriasis</text:p>
          </table:table-cell>
          <table:table-cell office:value-type="string">
            <text:p>remede pou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1">
            <text:p>0,71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Psoriasis</text:p>
          </table:table-cell>
          <table:table-cell office:value-type="string">
            <text:p>medicament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fournisseur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5">
            <text:p>0,75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produit pour apht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6">
            <text:p>0,76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produit pour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8">
            <text:p>0,78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 Chien</text:p>
          </table:table-cell>
          <table:table-cell office:value-type="string">
            <text:p>boutique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8">
            <text:p>0,78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varican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">
            <text:p>0,8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e équin</text:p>
          </table:table-cell>
          <table:table-cell office:value-type="string">
            <text:p>études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1">
            <text:p>0,81</text:p>
          </table:table-cell>
          <table:table-cell office:value-type="float" office:value="1.88">
            <text:p>1,8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arreter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office:value-type="float" office:value="0.59">
            <text:p>0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ite Chien</text:p>
          </table:table-cell>
          <table:table-cell office:value-type="string">
            <text:p>site po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e Pour</text:p>
          </table:table-cell>
          <table:table-cell office:value-type="string">
            <text:p>ostéopathe pour animaux form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6">
            <text:p>0,86</text:p>
          </table:table-cell>
          <table:table-cell office:value-type="float" office:value="2.75">
            <text:p>2,7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traiter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6">
            <text:p>0,86</text:p>
          </table:table-cell>
          <table:table-cell office:value-type="float" office:value="1.59">
            <text:p>1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Vetement Chien</text:p>
          </table:table-cell>
          <table:table-cell office:value-type="string">
            <text:p>grossiste ve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6">
            <text:p>0,86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hrose Pour</text:p>
          </table:table-cell>
          <table:table-cell office:value-type="string">
            <text:p>tisane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6">
            <text:p>0,86</text:p>
          </table:table-cell>
          <table:table-cell office:value-type="float" office:value="0.21">
            <text:p>0,2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ie</text:p>
          </table:table-cell>
          <table:table-cell office:value-type="string">
            <text:p>formation ostéopathie équ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7">
            <text:p>0,87</text:p>
          </table:table-cell>
          <table:table-cell office:value-type="float" office:value="2.01">
            <text:p>2,0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crocket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7">
            <text:p>0,87</text:p>
          </table:table-cell>
          <table:table-cell office:value-type="float" office:value="1.46">
            <text:p>1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chiens accessoir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7">
            <text:p>0,87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devis mutuel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8">
            <text:p>0,88</text:p>
          </table:table-cell>
          <table:table-cell office:value-type="float" office:value="5.39">
            <text:p>5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acesso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8">
            <text:p>0,88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vainc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9">
            <text:p>0,89</text:p>
          </table:table-cell>
          <table:table-cell office:value-type="float" office:value="1.22">
            <text:p>1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Chien</text:p>
          </table:table-cell>
          <table:table-cell office:value-type="string">
            <text:p>magasin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9">
            <text:p>0,89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chien pour voitu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9">
            <text:p>0,8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Animaux</text:p>
          </table:table-cell>
          <table:table-cell office:value-type="string">
            <text:p>assurances animaux domestiqu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6.17">
            <text:p>6,1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mutuelle chien forum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4.99">
            <text:p>4,9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icles Chiens</text:p>
          </table:table-cell>
          <table:table-cell office:value-type="string">
            <text:p>articl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edicament Pour</text:p>
          </table:table-cell>
          <table:table-cell office:value-type="string">
            <text:p>medicament pour apht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comparateur mutu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1">
            <text:p>0,91</text:p>
          </table:table-cell>
          <table:table-cell office:value-type="float" office:value="6.68">
            <text:p>6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assurance mutu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2">
            <text:p>0,92</text:p>
          </table:table-cell>
          <table:table-cell office:value-type="float" office:value="6.22">
            <text:p>6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e Chien</text:p>
          </table:table-cell>
          <table:table-cell office:value-type="string">
            <text:p>accessoire pour chien de cha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3">
            <text:p>0,93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roduits Chiens</text:p>
          </table:table-cell>
          <table:table-cell office:value-type="string">
            <text:p>produit tiqu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3">
            <text:p>0,9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er m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4">
            <text:p>0,94</text:p>
          </table:table-cell>
          <table:table-cell office:value-type="float" office:value="5.48">
            <text:p>5,4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ontre Ronflement</text:p>
          </table:table-cell>
          <table:table-cell office:value-type="string">
            <text:p>solutions 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5">
            <text:p>0,95</text:p>
          </table:table-cell>
          <table:table-cell office:value-type="float" office:value="1.63">
            <text:p>1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Animaux</text:p>
          </table:table-cell>
          <table:table-cell office:value-type="string">
            <text:p>devis assuranc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6">
            <text:p>0,96</text:p>
          </table:table-cell>
          <table:table-cell office:value-type="float" office:value="6.52">
            <text:p>6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ie</text:p>
          </table:table-cell>
          <table:table-cell office:value-type="string">
            <text:p>ostéopathie équine form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6">
            <text:p>0,96</text:p>
          </table:table-cell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roduits Chiens</text:p>
          </table:table-cell>
          <table:table-cell office:value-type="string">
            <text:p>produit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6">
            <text:p>0,96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s chiens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6">
            <text:p>0,96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ontre Ronflement</text:p>
          </table:table-cell>
          <table:table-cell office:value-type="string">
            <text:p>appareil 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8">
            <text:p>0,98</text:p>
          </table:table-cell>
          <table:table-cell office:value-type="float" office:value="0.89">
            <text:p>0,8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lerie</text:p>
          </table:table-cell>
          <table:table-cell office:value-type="string">
            <text:p>accessoire animaler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8">
            <text:p>0,98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mutuelle po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office:value-type="float" office:value="4.78">
            <text:p>4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Vetement Chien</text:p>
          </table:table-cell>
          <table:table-cell office:value-type="string">
            <text:p>vé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e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.43">
            <text:p>8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mutuel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6.13">
            <text:p>6,1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Animaux</text:p>
          </table:table-cell>
          <table:table-cell office:value-type="string">
            <text:p>assurance pour l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.86">
            <text:p>5,8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ronflements remè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63">
            <text:p>1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médicaments anti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7">
            <text:p>0,9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accuei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cessoires pour chiens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médicament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santé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s Chiens</text:p>
          </table:table-cell>
          <table:table-cell office:value-type="string">
            <text:p>les types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tress</text:p>
          </table:table-cell>
          <table:table-cell office:value-type="string">
            <text:p>de stress massag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 Chien</text:p>
          </table:table-cell>
          <table:table-cell office:value-type="string">
            <text:p>le chien l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 Chien</text:p>
          </table:table-cell>
          <table:table-cell office:value-type="string">
            <text:p>animal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l</text:p>
          </table:table-cell>
          <table:table-cell office:value-type="string">
            <text:p>massage anima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l</text:p>
          </table:table-cell>
          <table:table-cell office:value-type="string">
            <text:p>animal pou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ami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hien v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ciy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un chien heure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et l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lmer</text:p>
          </table:table-cell>
          <table:table-cell office:value-type="string">
            <text:p>calme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 Chien</text:p>
          </table:table-cell>
          <table:table-cell office:value-type="string">
            <text:p>chien le plu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ux De Compagnie</text:p>
          </table:table-cell>
          <table:table-cell office:value-type="string">
            <text:p>meilleur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ux De Compagnie</text:p>
          </table:table-cell>
          <table:table-cell office:value-type="string">
            <text:p>meilleurs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l</text:p>
          </table:table-cell>
          <table:table-cell office:value-type="string">
            <text:p>animal thérap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hien thérap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e Chien</text:p>
          </table:table-cell>
          <table:table-cell office:value-type="string">
            <text:p>chien de thérap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bonn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 Massage</text:p>
          </table:table-cell>
          <table:table-cell office:value-type="string">
            <text:p>chien massag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out Chien</text:p>
          </table:table-cell>
          <table:table-cell office:value-type="string">
            <text:p>tout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s Chiens</text:p>
          </table:table-cell>
          <table:table-cell office:value-type="string">
            <text:p>les chien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plus grand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chl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aidons l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cani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les therapi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ite Chien</text:p>
          </table:table-cell>
          <table:table-cell office:value-type="string">
            <text:p>chien sit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 Massage</text:p>
          </table:table-cell>
          <table:table-cell office:value-type="string">
            <text:p>massag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9">
            <text:p>0,0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 Chien</text:p>
          </table:table-cell>
          <table:table-cell office:value-type="string">
            <text:p>info sur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9">
            <text:p>0,0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xiété</text:p>
          </table:table-cell>
          <table:table-cell office:value-type="string">
            <text:p>anxiété séparati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hien thérapeu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ux De Compagnie</text:p>
          </table:table-cell>
          <table:table-cell office:value-type="string">
            <text:p>des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1">
            <text:p>0,11</text:p>
          </table:table-cell>
          <table:table-cell office:value-type="float" office:value="0.24">
            <text:p>0,2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hié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1">
            <text:p>0,1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thérapie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2">
            <text:p>0,1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lmer</text:p>
          </table:table-cell>
          <table:table-cell office:value-type="string">
            <text:p>calmer un chien anxie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omportement Chien</text:p>
          </table:table-cell>
          <table:table-cell office:value-type="string">
            <text:p>comportements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l</text:p>
          </table:table-cell>
          <table:table-cell office:value-type="string">
            <text:p>trouver un animal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 Massage</text:p>
          </table:table-cell>
          <table:table-cell office:value-type="string">
            <text:p>massag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fatigu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massothérapie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omportement Chien</text:p>
          </table:table-cell>
          <table:table-cell office:value-type="string">
            <text:p>comportements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l</text:p>
          </table:table-cell>
          <table:table-cell office:value-type="string">
            <text:p>animal voitu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8">
            <text:p>0,18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chien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8">
            <text:p>0,1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vie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8">
            <text:p>0,1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ux De Compagnie</text:p>
          </table:table-cell>
          <table:table-cell office:value-type="string">
            <text:p>les animaux de compagni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hien anxieu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1">
            <text:p>0,2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lmer</text:p>
          </table:table-cell>
          <table:table-cell office:value-type="string">
            <text:p>comment calmer un chien anxie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2">
            <text:p>0,2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Animaux</text:p>
          </table:table-cell>
          <table:table-cell office:value-type="string">
            <text:p>massag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2">
            <text:p>0,2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lmer</text:p>
          </table:table-cell>
          <table:table-cell office:value-type="string">
            <text:p>pour calme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4">
            <text:p>0,2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canin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xiété</text:p>
          </table:table-cell>
          <table:table-cell office:value-type="string">
            <text:p>stress ou anxié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 Chien</text:p>
          </table:table-cell>
          <table:table-cell office:value-type="string">
            <text:p>le chien agressif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u Chien</text:p>
          </table:table-cell>
          <table:table-cell office:value-type="string">
            <text:p>angoiss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7">
            <text:p>0,27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omportement Chien</text:p>
          </table:table-cell>
          <table:table-cell office:value-type="string">
            <text:p>comportement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7">
            <text:p>0,27</text:p>
          </table:table-cell>
          <table:table-cell office:value-type="float" office:value="0.86">
            <text:p>0,8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l</text:p>
          </table:table-cell>
          <table:table-cell office:value-type="string">
            <text:p>pour anima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7">
            <text:p>0,2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son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tress</text:p>
          </table:table-cell>
          <table:table-cell office:value-type="string">
            <text:p>contre le stre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9">
            <text:p>0,2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soigner le rhumatism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9">
            <text:p>0,2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tress</text:p>
          </table:table-cell>
          <table:table-cell office:value-type="string">
            <text:p>que faire contre le stre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1">
            <text:p>0,3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animal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2">
            <text:p>0,32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ie</text:p>
          </table:table-cell>
          <table:table-cell office:value-type="string">
            <text:p>stress ostéopath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6">
            <text:p>0,3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icles Chiens</text:p>
          </table:table-cell>
          <table:table-cell office:value-type="string">
            <text:p>article s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8">
            <text:p>0,38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tress</text:p>
          </table:table-cell>
          <table:table-cell office:value-type="string">
            <text:p>chien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8">
            <text:p>0,3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tress</text:p>
          </table:table-cell>
          <table:table-cell office:value-type="string">
            <text:p>pou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9">
            <text:p>0,39</text:p>
          </table:table-cell>
          <table:table-cell office:value-type="float" office:value="1.77">
            <text:p>1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l</text:p>
          </table:table-cell>
          <table:table-cell office:value-type="string">
            <text:p>ostéopathe anima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49">
            <text:p>0,49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3">
          <table:table-cell office:value-type="string">
            <text:p>Pour Psoriasis</text:p>
          </table:table-cell>
          <table:table-cell office:value-type="string">
            <text:p>homeopathie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49">
            <text:p>0,49</text:p>
          </table:table-cell>
          <table:table-cell office:value-type="float" office:value="0.77">
            <text:p>0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natatio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49">
            <text:p>0,4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articl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51">
            <text:p>0,51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u Chien</text:p>
          </table:table-cell>
          <table:table-cell office:value-type="string">
            <text:p>le stress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55">
            <text:p>0,55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 Chien</text:p>
          </table:table-cell>
          <table:table-cell office:value-type="string">
            <text:p>pour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57">
            <text:p>0,5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 Massage</text:p>
          </table:table-cell>
          <table:table-cell office:value-type="string">
            <text:p>massag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">
            <text:p>0,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Ostéopathie</text:p>
          </table:table-cell>
          <table:table-cell office:value-type="string">
            <text:p>ostéopathi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1">
            <text:p>0,6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santé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1">
            <text:p>0,6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e Psoriasis</text:p>
          </table:table-cell>
          <table:table-cell office:value-type="string">
            <text:p>le psoriasis trait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2">
            <text:p>0,6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emède Psoriasis</text:p>
          </table:table-cell>
          <table:table-cell office:value-type="string">
            <text:p>remede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8">
            <text:p>0,68</text:p>
          </table:table-cell>
          <table:table-cell office:value-type="float" office:value="0.19">
            <text:p>0,1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emède</text:p>
          </table:table-cell>
          <table:table-cell office:value-type="string">
            <text:p>remede contre impuissan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1">
            <text:p>0,7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hrose Pour</text:p>
          </table:table-cell>
          <table:table-cell office:value-type="string">
            <text:p>remede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3">
            <text:p>0,73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edicament Pour</text:p>
          </table:table-cell>
          <table:table-cell office:value-type="string">
            <text:p>medicament pour impuissan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5">
            <text:p>0,75</text:p>
          </table:table-cell>
          <table:table-cell office:value-type="float" office:value="0.91">
            <text:p>0,9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ite Chien</text:p>
          </table:table-cell>
          <table:table-cell office:value-type="string">
            <text:p>sit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5">
            <text:p>0,75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ux De Compagnie</text:p>
          </table:table-cell>
          <table:table-cell office:value-type="string">
            <text:p>site pour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6">
            <text:p>0,7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emède</text:p>
          </table:table-cell>
          <table:table-cell office:value-type="string">
            <text:p>remède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7">
            <text:p>0,77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plante pour ménopau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7">
            <text:p>0,77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pommade pour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7">
            <text:p>0,77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diffuse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8">
            <text:p>0,78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raitement Pour</text:p>
          </table:table-cell>
          <table:table-cell office:value-type="string">
            <text:p>trai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9">
            <text:p>0,79</text:p>
          </table:table-cell>
          <table:table-cell office:value-type="float" office:value="0.24">
            <text:p>0,2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out Chien</text:p>
          </table:table-cell>
          <table:table-cell office:value-type="string">
            <text:p>tout pour l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2">
            <text:p>0,82</text:p>
          </table:table-cell>
          <table:table-cell office:value-type="float" office:value="0.97">
            <text:p>0,9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igner</text:p>
          </table:table-cell>
          <table:table-cell office:value-type="string">
            <text:p>comment soigner la cellulit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2">
            <text:p>0,8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s Pour Chiens</text:p>
          </table:table-cell>
          <table:table-cell office:value-type="string">
            <text:p>boutique ve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6">
            <text:p>0,86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De Chien</text:p>
          </table:table-cell>
          <table:table-cell office:value-type="string">
            <text:p>accessoire de dressa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7">
            <text:p>0,87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Animaux</text:p>
          </table:table-cell>
          <table:table-cell office:value-type="string">
            <text:p>animaux assuran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9">
            <text:p>0,89</text:p>
          </table:table-cell>
          <table:table-cell office:value-type="float" office:value="6.03">
            <text:p>6,0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Vetement Chien</text:p>
          </table:table-cell>
          <table:table-cell office:value-type="string">
            <text:p>vetement de lux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9">
            <text:p>0,89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ance pour m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7.93">
            <text:p>7,9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Animaux</text:p>
          </table:table-cell>
          <table:table-cell office:value-type="string">
            <text:p>assurance d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5.63">
            <text:p>5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 Chien</text:p>
          </table:table-cell>
          <table:table-cell office:value-type="string">
            <text:p>boutiqu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anc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1">
            <text:p>0,91</text:p>
          </table:table-cell>
          <table:table-cell office:value-type="float" office:value="8.27">
            <text:p>8,2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e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1">
            <text:p>0,91</text:p>
          </table:table-cell>
          <table:table-cell office:value-type="float" office:value="6.83">
            <text:p>6,8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utuelle Chien</text:p>
          </table:table-cell>
          <table:table-cell office:value-type="string">
            <text:p>mutuelle chien tarif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1">
            <text:p>0,91</text:p>
          </table:table-cell>
          <table:table-cell office:value-type="float" office:value="6.14">
            <text:p>6,1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Chien</text:p>
          </table:table-cell>
          <table:table-cell office:value-type="string">
            <text:p>magasin de ve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1">
            <text:p>0,91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chien assuran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3">
            <text:p>0,93</text:p>
          </table:table-cell>
          <table:table-cell office:value-type="float" office:value="7.69">
            <text:p>7,6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accessoires bouledogue franca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3">
            <text:p>0,93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comment assurer s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4">
            <text:p>0,94</text:p>
          </table:table-cell>
          <table:table-cell office:value-type="float" office:value="4.79">
            <text:p>4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ccessoires Chiens</text:p>
          </table:table-cell>
          <table:table-cell office:value-type="string">
            <text:p>achat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4">
            <text:p>0,94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materiel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4">
            <text:p>0,94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Animaux</text:p>
          </table:table-cell>
          <table:table-cell office:value-type="string">
            <text:p>assurance pour animaux domestiqu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5">
            <text:p>0,95</text:p>
          </table:table-cell>
          <table:table-cell office:value-type="float" office:value="7.28">
            <text:p>7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s Pour Chiens</text:p>
          </table:table-cell>
          <table:table-cell office:value-type="string">
            <text:p>boutique de ve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5">
            <text:p>0,95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parapharmac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7">
            <text:p>0,97</text:p>
          </table:table-cell>
          <table:table-cell office:value-type="float" office:value="1.02">
            <text:p>1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articles cani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7">
            <text:p>0,97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Boutiques Pour Chiens</text:p>
          </table:table-cell>
          <table:table-cell office:value-type="string">
            <text:p>boutiqu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8">
            <text:p>0,98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raitement Pour</text:p>
          </table:table-cell>
          <table:table-cell office:value-type="string">
            <text:p>traitement pour verru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8">
            <text:p>0,98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edicament Pour</text:p>
          </table:table-cell>
          <table:table-cell office:value-type="string">
            <text:p>medicaments pour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8">
            <text:p>0,98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ance pou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.57">
            <text:p>9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enc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.59">
            <text:p>7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Animaux</text:p>
          </table:table-cell>
          <table:table-cell office:value-type="string">
            <text:p>assurance animaux domes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.34">
            <text:p>4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Chien</text:p>
          </table:table-cell>
          <table:table-cell office:value-type="string">
            <text:p>assurance chien belg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66">
            <text:p>3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santé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94">
            <text:p>2,9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ontre Ronflement</text:p>
          </table:table-cell>
          <table:table-cell office:value-type="string">
            <text:p>appareil contr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56">
            <text:p>1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Ronflement</text:p>
          </table:table-cell>
          <table:table-cell office:value-type="string">
            <text:p>traitement d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9">
            <text:p>0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rticles Chiens</text:p>
          </table:table-cell>
          <table:table-cell office:value-type="string">
            <text:p>articl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ux De Compagnie</text:p>
          </table:table-cell>
          <table:table-cell office:value-type="string">
            <text:p>produits pour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phéromon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Vetement Chien</text:p>
          </table:table-cell>
          <table:table-cell office:value-type="string">
            <text:p>vetement pour chien hello kitty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produits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ssurance Animaux</text:p>
          </table:table-cell>
          <table:table-cell office:value-type="string">
            <text:p>assurance pour animaux domes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anin</text:p>
          </table:table-cell>
          <table:table-cell office:value-type="string">
            <text:p>l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Animal</text:p>
          </table:table-cell>
          <table:table-cell office:value-type="string">
            <text:p>meilleur animal domes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Pour Chien</text:p>
          </table:table-cell>
          <table:table-cell office:value-type="string">
            <text:p>hypnos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omm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thérapi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en</text:p>
          </table:table-cell>
          <table:table-cell office:value-type="string">
            <text:p>chien tres fatigu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massage hypno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Magasin Animaux</text:p>
          </table:table-cell>
          <table:table-cell office:value-type="string">
            <text:p>etre plus calm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</table:table>
      <table:database-ranges>
        <table:database-range table:target-range-address="Feuille1.A2:Feuille1.AMJ653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8/08/2017</text:date>, <text:time>09:1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8T09:15:24</dc:date>
    <meta:generator>OpenOffice/4.1.2$Unix OpenOffice.org_project/412m3$Build-9782</meta:generator>
    <meta:editing-duration>P1DT11H56M56S</meta:editing-duration>
    <meta:editing-cycles>15</meta:editing-cycles>
    <dc:creator>Jean-Christophe Lavocat</dc:creator>
    <meta:document-statistic meta:table-count="2" meta:cell-count="5182" meta:object-count="0"/>
  </office:meta>
</office:document-meta>
</file>